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style:font-name="Arial" fo:font-size="10pt" officeooo:rsid="00058759" officeooo:paragraph-rsid="00058759" style:font-size-asian="10pt" style:font-size-complex="10pt"/>
    </style:style>
    <style:style style:name="P2" style:family="paragraph" style:parent-style-name="Standard">
      <style:paragraph-properties fo:margin-top="0.282cm" fo:margin-bottom="0cm" loext:contextual-spacing="false"/>
    </style:style>
    <style:style style:name="P3" style:family="paragraph" style:parent-style-name="Body">
      <style:paragraph-properties fo:text-align="start" style:justify-single-word="false"/>
      <style:text-properties style:font-name="Courier New2"/>
    </style:style>
    <style:style style:name="P4" style:family="paragraph" style:parent-style-name="Body">
      <style:text-properties style:font-name="Arial" fo:font-size="10pt" style:font-size-asian="10pt" style:font-size-complex="10pt"/>
    </style:style>
    <style:style style:name="P5" style:family="paragraph" style:parent-style-name="Body">
      <style:paragraph-properties fo:text-align="start" style:justify-single-word="false"/>
      <style:text-properties style:font-name="Arial" fo:font-size="10pt" style:font-size-asian="10pt" style:font-size-complex="10pt"/>
    </style:style>
    <style:style style:name="P6" style:family="paragraph" style:parent-style-name="Body">
      <style:text-properties style:font-name="Arial" fo:font-size="10pt" officeooo:rsid="00058759" officeooo:paragraph-rsid="00058759" style:font-size-asian="10pt" style:font-size-complex="10pt"/>
    </style:style>
    <style:style style:name="P7" style:family="paragraph" style:parent-style-name="Body">
      <style:text-properties style:font-name="Arial" fo:font-size="10pt" style:font-name-asian="`íVÿ" style:font-size-asian="10pt" style:font-name-complex="`íVÿ" style:font-size-complex="10pt"/>
    </style:style>
    <style:style style:name="P8" style:family="paragraph" style:parent-style-name="Body">
      <style:paragraph-properties fo:text-align="start" style:justify-single-word="false"/>
    </style:style>
    <style:style style:name="P9" style:family="paragraph" style:parent-style-name="Body">
      <style:text-properties fo:color="#ff0000" fo:language="en" fo:country="US" fo:font-style="italic" style:font-style-asian="italic" style:language-complex="ar" style:country-complex="SA"/>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fo:color="#000000" fo:font-weight="normal" style:font-name-asian="`íVÿ" style:font-weight-asian="normal" style:font-name-complex="`íVÿ" style:font-weight-complex="normal"/>
    </style:style>
    <style:style style:name="P13" style:family="paragraph" style:parent-style-name="Body">
      <style:text-properties fo:color="#000000" style:font-name="Arial" fo:font-size="10pt" style:font-size-asian="10pt" style:font-size-complex="10pt"/>
    </style:style>
    <style:style style:name="P14" style:family="paragraph" style:parent-style-name="Body">
      <style:text-properties fo:color="#000000" style:font-name="Arial" fo:font-size="10pt" style:font-name-asian=" }À'59ÿ" style:font-size-asian="10pt" style:font-name-complex=" }À'59ÿ" style:font-size-complex="10pt"/>
    </style:style>
    <style:style style:name="P1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6" style:family="paragraph" style:parent-style-name="Body">
      <style:paragraph-properties fo:orphans="2" fo:widows="2" style:writing-mode="lr-tb"/>
    </style:style>
    <style:style style:name="P17" style:family="paragraph" style:parent-style-name="CellBody">
      <style:text-properties fo:color="#000000" fo:language="en" fo:country="US" fo:font-style="italic" style:font-style-asian="italic" style:language-complex="ar" style:country-complex="SA"/>
    </style:style>
    <style:style style:name="P18"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Standard">
      <style:text-properties style:font-name="Arial" fo:font-size="10pt" style:font-size-asian="10pt" style:font-size-complex="10pt"/>
    </style:style>
    <style:style style:name="P23" style:family="paragraph" style:parent-style-name="Standard">
      <style:paragraph-properties fo:text-align="start" style:justify-single-word="false"/>
      <style:text-properties style:font-name="Arial" fo:font-size="10pt" style:font-size-asian="10pt" style:font-size-complex="10pt"/>
    </style:style>
    <style:style style:name="P24" style:family="paragraph" style:parent-style-name="Standard">
      <style:text-properties fo:color="#ff0000" fo:language="en" fo:country="US" fo:font-style="italic" fo:font-weight="bold" style:font-style-asian="italic" style:font-weight-asian="bold" style:language-complex="ar" style:country-complex="SA"/>
    </style:style>
    <style:style style:name="P25"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26"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27"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2" fo:font-size="10pt" style:font-name-asian="Menlo-Regular" style:font-size-asian="10pt" style:font-name-complex="Menlo-Regular" style:font-size-complex="10pt"/>
    </style:style>
    <style:style style:name="P28"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2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0" style:family="paragraph" style:parent-style-name="CellBody">
      <style:paragraph-properties fo:keep-with-next="always" style:snap-to-layout-grid="false"/>
      <style:text-properties fo:language="en" fo:country="US" style:language-complex="ar" style:country-complex="SA"/>
    </style:style>
    <style:style style:name="P31" style:family="paragraph" style:parent-style-name="CellBody">
      <style:paragraph-properties fo:keep-with-next="always" style:snap-to-layout-grid="false"/>
    </style:style>
    <style:style style:name="P32" style:family="paragraph" style:parent-style-name="Abstract">
      <style:text-properties fo:font-size="16pt" fo:language="en" fo:country="US" fo:font-weight="bold" style:font-size-asian="16pt" style:font-weight-asian="bold" style:language-complex="ar" style:country-complex="SA"/>
    </style:style>
    <style:style style:name="P33" style:family="paragraph" style:parent-style-name="Abstract">
      <style:text-properties fo:language="en" fo:country="US" style:language-complex="ar" style:country-complex="SA"/>
    </style:style>
    <style:style style:name="P34" style:family="paragraph" style:parent-style-name="Abstract">
      <style:text-properties fo:font-size="10pt" fo:font-weight="normal" style:font-size-asian="10pt" style:font-weight-asian="normal" style:font-size-complex="10pt" style:font-weight-complex="normal"/>
    </style:style>
    <style:style style:name="P35" style:family="paragraph" style:parent-style-name="Document_20_Title">
      <style:text-properties fo:language="en" fo:country="US" style:language-complex="ar" style:country-complex="SA"/>
    </style:style>
    <style:style style:name="P36"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7" style:family="paragraph" style:parent-style-name="Body">
      <style:paragraph-properties fo:margin-left="2.286cm" fo:margin-right="0cm" fo:text-indent="0cm" style:auto-text-indent="false"/>
    </style:style>
    <style:style style:name="P38" style:family="paragraph" style:parent-style-name="Heading_20_1">
      <style:text-properties fo:language="en" fo:country="US" style:language-complex="ar" style:country-complex="SA"/>
    </style:style>
    <style:style style:name="P39" style:family="paragraph" style:parent-style-name="Heading_20_1">
      <style:paragraph-properties fo:break-before="page"/>
      <style:text-properties fo:language="en" fo:country="US" style:language-complex="ar" style:country-complex="SA"/>
    </style:style>
    <style:style style:name="P40" style:family="paragraph" style:parent-style-name="Heading_20_2">
      <style:text-properties fo:language="en" fo:country="US" style:language-complex="ar" style:country-complex="SA"/>
    </style:style>
    <style:style style:name="P41" style:family="paragraph" style:parent-style-name="Heading_20_2">
      <style:text-properties fo:font-weight="normal" style:font-weight-asian="normal" style:font-weight-complex="normal"/>
    </style:style>
    <style:style style:name="P42" style:family="paragraph" style:parent-style-name="Heading_20_2">
      <style:text-properties fo:color="#000000" fo:font-weight="normal" style:font-name-asian="`íVÿ" style:font-weight-asian="normal" style:font-name-complex="`íVÿ" style:font-weight-complex="normal"/>
    </style:style>
    <style:style style:name="P43" style:family="paragraph" style:parent-style-name="Heading_20_3">
      <style:text-properties fo:color="#000000" style:font-name-asian=" }À'59ÿ" style:font-name-complex=" }À'59ÿ"/>
    </style:style>
    <style:style style:name="P44" style:family="paragraph" style:parent-style-name="Heading_20_3">
      <style:text-properties fo:color="#000000" fo:font-weight="bold" style:font-name-asian="`íVÿ" style:font-weight-asian="bold" style:font-name-complex="`íVÿ" style:font-weight-complex="bold"/>
    </style:style>
    <style:style style:name="P45" style:family="paragraph" style:parent-style-name="Body" style:list-style-name="L1"/>
    <style:style style:name="P46" style:family="paragraph" style:parent-style-name="Body" style:list-style-name="L1">
      <style:text-properties fo:font-weight="normal" style:font-weight-asian="normal" style:font-weight-complex="normal"/>
    </style:style>
    <style:style style:name="P47" style:family="paragraph" style:parent-style-name="Body">
      <style:text-properties style:font-name="Arial" fo:font-size="10pt" officeooo:rsid="00058759" officeooo:paragraph-rsid="00058759" style:font-size-asian="10pt" style:font-size-complex="10pt"/>
    </style:style>
    <style:style style:name="P4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2" style:family="paragraph" style:parent-style-name="Definition_20_Term">
      <style:text-properties fo:language="en" fo:country="US" style:language-complex="ar" style:country-complex="SA"/>
    </style:style>
    <style:style style:name="P53" style:family="paragraph" style:parent-style-name="Definition_20_Term" style:list-style-name="WW8Num3">
      <style:text-properties fo:language="en" fo:country="US" style:language-complex="ar" style:country-complex="SA"/>
    </style:style>
    <style:style style:name="T1" style:family="text">
      <style:text-properties fo:font-weight="normal" style:font-weight-asian="normal" style:font-weight-complex="normal"/>
    </style:style>
    <style:style style:name="T2" style:family="text">
      <style:text-properties style:font-name-asian="°ýùOÿ" style:font-name-complex="°ýùOÿ"/>
    </style:style>
    <style:style style:name="T3" style:family="text">
      <style:text-properties fo:color="#6a3e3e" fo:font-size="11pt" style:font-size-asian="11pt" style:font-size-complex="11pt"/>
    </style:style>
    <style:style style:name="T4" style:family="text">
      <style:text-properties fo:color="#000000"/>
    </style:style>
    <style:style style:name="T5" style:family="text">
      <style:text-properties fo:color="#000000" style:font-name="Arial" fo:font-size="10pt" style:font-size-asian="10pt" style:font-size-complex="10pt"/>
    </style:style>
    <style:style style:name="T6" style:family="text">
      <style:text-properties fo:color="#000000" style:font-name="Arial" fo:font-size="10pt" fo:font-style="normal" style:font-size-asian="10pt" style:font-style-asian="normal" style:font-size-complex="10pt" style:font-style-complex="normal"/>
    </style:style>
    <style:style style:name="T7" style:family="text">
      <style:text-properties fo:color="#000000" style:font-name="Arial" fo:font-size="10pt" fo:font-style="italic" style:font-size-asian="10pt" style:font-style-asian="italic" style:font-size-complex="10pt" style:font-style-complex="italic"/>
    </style:style>
    <style:style style:name="T8" style:family="text">
      <style:text-properties fo:color="#000000" style:font-name="Arial" fo:font-size="11pt" style:font-name-asian="°ýùOÿ" style:font-size-asian="11pt" style:font-name-complex="°ýùOÿ" style:font-size-complex="11pt"/>
    </style:style>
    <style:style style:name="T9" style:family="text">
      <style:text-properties fo:color="#000000" style:font-name="Courier New2" fo:font-size="11pt" style:font-size-asian="11pt" style:font-size-complex="11pt"/>
    </style:style>
    <style:style style:name="T10"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1" style:family="text">
      <style:text-properties fo:color="#000000" style:font-name="Courier New2" fo:font-size="11pt" style:font-name-asian="°ýùOÿ" style:font-size-asian="11pt" style:font-name-complex="°ýùOÿ" style:font-size-complex="11pt"/>
    </style:style>
    <style:style style:name="T1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 style:family="text">
      <style:text-properties fo:color="#000000" fo:font-size="11pt" style:font-size-asian="11pt" style:font-size-complex="11pt"/>
    </style:style>
    <style:style style:name="T14" style:family="text">
      <style:text-properties fo:color="#000000" style:font-name-asian="Menlo-Regular" style:font-name-complex="Menlo-Regular"/>
    </style:style>
    <style:style style:name="T15" style:family="text">
      <style:text-properties fo:color="#000000" fo:font-weight="normal" style:font-weight-asian="normal" style:font-weight-complex="normal"/>
    </style:style>
    <style:style style:name="T16" style:family="text">
      <style:text-properties fo:color="#000000" fo:font-weight="normal" style:font-name-asian=" }À'59ÿ" style:font-weight-asian="normal" style:font-name-complex=" }À'59ÿ" style:font-weight-complex="normal"/>
    </style:style>
    <style:style style:name="T17" style:family="text">
      <style:text-properties fo:color="#000000" style:font-name-asian=" }À'59ÿ" style:font-name-complex=" }À'59ÿ"/>
    </style:style>
    <style:style style:name="T18" style:family="text">
      <style:text-properties fo:color="#000000" fo:font-weight="bold" style:font-name-asian=" }À'59ÿ" style:font-weight-asian="bold" style:font-name-complex=" }À'59ÿ" style:font-weight-complex="bold"/>
    </style:style>
    <style:style style:name="T19" style:family="text">
      <style:text-properties style:font-name="Courier New2"/>
    </style:style>
    <style:style style:name="T20" style:family="text">
      <style:text-properties fo:font-size="14pt" fo:font-weight="normal" style:font-size-asian="14pt" style:font-weight-asian="normal"/>
    </style:style>
    <style:style style:name="T2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2" style:family="text">
      <style:text-properties fo:language="en" fo:country="US" style:language-complex="ar" style:country-complex="SA"/>
    </style:style>
    <style:style style:name="T23" style:family="text">
      <style:text-properties style:font-name="Courier New"/>
    </style:style>
    <style:style style:name="T24" style:family="text">
      <style:text-properties fo:font-style="italic" style:font-style-asian="italic" style:font-style-complex="italic"/>
    </style:style>
    <style:style style:name="T25" style:family="text">
      <style:text-properties fo:color="#7f0055" fo:font-size="11pt" fo:font-weight="bold" style:font-size-asian="11pt" style:font-weight-asian="bold" style:font-size-complex="11pt" style:font-weight-complex="bold"/>
    </style:style>
    <style:style style:name="T26" style:family="text">
      <style:text-properties style:font-name="Arial"/>
    </style:style>
    <style:style style:name="T27" style:family="text">
      <style:text-properties style:font-name="Arial" fo:font-size="10pt" style:font-name-asian="`»]ÿ" style:font-size-asian="10pt" style:font-name-complex="`»]ÿ" style:font-size-complex="10pt"/>
    </style:style>
    <style:style style:name="T28" style:family="text">
      <style:text-properties style:font-name="Arial" fo:font-size="10pt" style:font-size-asian="10pt" style:font-size-complex="10pt"/>
    </style:style>
    <style:style style:name="T29" style:family="text">
      <style:text-properties style:font-name="Arial" fo:font-size="10pt" style:font-name-asian=" ÍSÿ" style:font-size-asian="10pt" style:font-name-complex=" ÍSÿ" style:font-size-complex="10pt"/>
    </style:style>
    <style:style style:name="T30" style:family="text">
      <style:text-properties style:font-name="Times New Roman"/>
    </style:style>
    <style:style style:name="T31"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32" style:family="text">
      <style:text-properties fo:color="#007400" style:font-name-asian="Menlo-Regular" style:font-name-complex="Menlo-Regular"/>
    </style:style>
    <style:style style:name="T33" style:family="text">
      <style:text-properties fo:color="#aa0d91" style:font-name-asian="Menlo-Regular" style:font-name-complex="Menlo-Regular"/>
    </style:style>
    <style:style style:name="T34" style:family="text">
      <style:text-properties fo:color="#0000ff"/>
    </style:style>
    <style:style style:name="T35" style:family="text">
      <style:text-properties style:font-name-asian=" }À'59ÿ" style:font-name-complex=" }À'59ÿ"/>
    </style:style>
    <style:style style:name="T36" style:family="text">
      <style:text-properties officeooo:rsid="000678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545501168624" text:id="ct140545501168624">
          <text:insertion>
            <office:change-info>
              <dc:creator>Carsten Ziegeler</dc:creator>
              <dc:date>2016-05-25T15:23:00</dc:date>
            </office:change-info>
          </text:insertion>
        </text:changed-region>
        <text:changed-region xml:id="ct140545501296960" text:id="ct140545501296960">
          <text:insertion>
            <office:change-info>
              <dc:creator>Carsten Ziegeler</dc:creator>
              <dc:date>2016-05-25T15:24:00</dc:date>
            </office:change-info>
          </text:insertion>
        </text:changed-region>
        <text:changed-region xml:id="ct140545506420480" text:id="ct140545506420480">
          <text:insertion>
            <office:change-info>
              <dc:creator>Carsten Ziegeler</dc:creator>
              <dc:date>2016-05-25T15:24:00</dc:date>
            </office:change-info>
          </text:insertion>
        </text:changed-region>
        <text:changed-region xml:id="ct140545515131280" text:id="ct140545515131280">
          <text:insertion>
            <office:change-info>
              <dc:creator>Carsten Ziegeler</dc:creator>
              <dc:date>2016-05-25T15:24:00</dc:date>
            </office:change-info>
          </text:insertion>
        </text:changed-region>
        <text:changed-region xml:id="ct140545515119968" text:id="ct140545515119968">
          <text:deletion>
            <office:change-info>
              <dc:creator>Carsten Ziegeler</dc:creator>
              <dc:date>2016-05-25T15:24:00</dc:date>
            </office:change-info>
            <text:p text:style-name="P1">t</text:p>
          </text:deletion>
        </text:changed-region>
        <text:changed-region xml:id="ct140545515138944" text:id="ct140545515138944">
          <text:insertion>
            <office:change-info>
              <dc:creator>Carsten Ziegeler</dc:creator>
              <dc:date>2016-05-25T15:24:00</dc:date>
            </office:change-info>
          </text:insertion>
        </text:changed-region>
        <text:changed-region xml:id="ct140545504427968" text:id="ct140545504427968">
          <text:insertion>
            <office:change-info>
              <dc:creator>Carsten Ziegeler</dc:creator>
              <dc:date>2016-05-25T15:25:00</dc:date>
            </office:change-info>
          </text:insertion>
        </text:changed-region>
        <text:changed-region xml:id="ct140545515454544" text:id="ct140545515454544">
          <text:insertion>
            <office:change-info>
              <dc:creator>Carsten Ziegeler</dc:creator>
              <dc:date>2016-05-25T15: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2" draw:name="graphics3" text:anchor-type="paragraph" svg:width="17.78cm" svg:height="7.893cm" draw:z-index="0"><draw:image xlink:href="Pictures/1000020100000427000001D858483800E19BA5DB.png" xlink:type="simple" xlink:show="embed" xlink:actuate="onLoad"/></draw:frame></text:p>
      <text:p text:style-name="P35"><text:user-defined style:data-style-name="N0" text:name="RFC Title">RFC-227 Configuration Admin Updates</text:user-defined></text:p>
      <text:p text:style-name="P35"><text:span text:style-name="T20">Draft<text:line-break/><text:line-break/></text:span><text:span text:style-name="T20"><text:page-count style:num-format="1">13</text:page-count></text:span><text:span text:style-name="T20"> Pages</text:span></text:p>
      <text:p text:style-name="P36"/>
      <text:p text:style-name="P32">Abstract</text:p>
      <text:p text:style-name="P33">10 point Arial Centered.</text:p>
      <text:p text:style-name="P34">OSGi Configuration Admin is a slightly pedantic but highly effective flexible standardized model to configure applications. This RFC seeks a solution to carry configuration information in a bundle.</text:p>
      <text:h text:style-name="P39" text:outline-level="1" text:restart-numbering="true" text:start-value="-1">Document Information</text:h>
      <text:h text:style-name="P40" text:outline-level="2">License</text:h>
      <text:p text:style-name="P11">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40"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0" text:outline-level="2">Feedback</text:h>
      <text:p text:style-name="Body"><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P4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8">0 Document Information<text:tab/>2</text:p>
          <text:p text:style-name="P49">0.1 License<text:tab/>2</text:p>
          <text:p text:style-name="P49">0.2 Trademarks<text:tab/>3</text:p>
          <text:p text:style-name="P49">0.3 Feedback<text:tab/>3</text:p>
          <text:p text:style-name="P49">0.4 Table of Contents<text:tab/>3</text:p>
          <text:p text:style-name="P49">0.5 Terminology and Document Conventions<text:tab/>4</text:p>
          <text:p text:style-name="P49">0.6 Revision History<text:tab/>4</text:p>
          <text:p text:style-name="P48">1 Introduction<text:tab/>5</text:p>
          <text:p text:style-name="P48">2 Application Domain<text:tab/>5</text:p>
          <text:p text:style-name="P48">3 Problem Description<text:tab/>5</text:p>
          <text:p text:style-name="P49">3.1 RFC 218 Configurator<text:tab/>5</text:p>
          <text:p text:style-name="P49">3.2 Support ConfigurationPlugin-like behavior for non-MS/MSF users (Bug 2908)<text:tab/>5</text:p>
          <text:p text:style-name="P48">4 Requirements<text:tab/>6</text:p>
          <text:p text:style-name="P49">4.1 Configuration Admin<text:tab/>6</text:p>
          <text:p text:style-name="P48">5 Technical Solution<text:tab/>6</text:p>
          <text:p text:style-name="P49">5.1 PID Handling of Factory Configurations<text:tab/>6</text:p>
          <text:p text:style-name="P49">5.2 Locking Configuration Records<text:tab/>7</text:p>
          <text:p text:style-name="P50">5.2.1 Security impacts<text:tab/>8</text:p>
          <text:p text:style-name="P49">5.3 Improving Configuration Updates<text:tab/>8</text:p>
          <text:p text:style-name="P49">5.4 Capabilities<text:tab/>9</text:p>
          <text:p text:style-name="P49"><text:soft-page-break/>5.5 Configuration Transformers<text:tab/>9</text:p>
          <text:p text:style-name="P50">5.5.1 Configuration Transformation<text:tab/>9</text:p>
          <text:p text:style-name="P50">5.5.2 Configuration Transformer Service<text:tab/>10</text:p>
          <text:p text:style-name="P50">5.5.3 Filtering<text:tab/>10</text:p>
          <text:p text:style-name="P50">5.5.4 Permissions<text:tab/>10</text:p>
          <text:p text:style-name="P48">6 Data Transfer Objects<text:tab/>11</text:p>
          <text:p text:style-name="P48">7 Javadoc<text:tab/>11</text:p>
          <text:p text:style-name="P48">8 Considered Alternatives<text:tab/>12</text:p>
          <text:p text:style-name="P48">9 Security Considerations<text:tab/>12</text:p>
          <text:p text:style-name="P48">10 Document Support<text:tab/>12</text:p>
          <text:p text:style-name="P49">10.1 References<text:tab/>12</text:p>
          <text:p text:style-name="P49">10.2 Author’s Address<text:tab/>12</text:p>
          <text:p text:style-name="P49">10.3 Acronyms and Abbreviations<text:tab/>13</text:p>
          <text:p text:style-name="P49">10.4 End of Document<text:tab/>13</text:p>
        </text:index-body>
      </text:table-of-content>
      <text:p text:style-name="P10"/>
      <text:h text:style-name="P40"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0"><text:span text:style-name="T23">Source code is shown in this typeface</text:span>.</text:p>
      <text:h text:style-name="P40"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Revision</text:p>
            </table:table-cell>
            <table:table-cell table:style-name="Table1.A1" office:value-type="string">
              <text:p text:style-name="P29">Date</text:p>
            </table:table-cell>
            <table:table-cell table:style-name="Table1.C1" office:value-type="string">
              <text:p text:style-name="P29">Comments</text:p>
            </table:table-cell>
          </table:table-row>
        </table:table-header-rows>
        <table:table-row table:style-name="Table1.2">
          <table:table-cell table:style-name="Table1.A1" office:value-type="string">
            <text:p text:style-name="P19">Initial</text:p>
          </table:table-cell>
          <table:table-cell table:style-name="Table1.A1" office:value-type="string">
            <text:p text:style-name="P18"/>
          </table:table-cell>
          <table:table-cell table:style-name="Table1.C1" office:value-type="string">
            <text:p text:style-name="P18">Initial Version</text:p>
            <text:p text:style-name="P17">Carsten Ziegeler, Adobe &lt;<text:a xlink:type="simple" xlink:href="mailto:cziegele@adobe.com" text:style-name="Internet_20_link" text:visited-style-name="Visited_20_Internet_20_Link">cziegele@adobe.com</text:a>&gt;</text:p>
          </table:table-cell>
        </table:table-row>
      </table:table>
      <text:p text:style-name="P10"/>
      <text:h text:style-name="P38" text:outline-level="1"><text:soft-page-break/>Introduction</text:h>
      <text:p text:style-name="P10">This RFC collects a numbers of requested enhancements to Configuration Admin Service that were suggested after Release 6 design work was completed. Some of the requirements are extracted from RFC 218 Configurator.</text:p>
      <text:h text:style-name="P38" text:outline-level="1">Application Domain</text:h>
      <text:p text:style-name="P10">The Configuration Admin Specification was last change as part of Release 5. From that specification:</text:p>
      <text:p text:style-name="P37"><text:span text:style-name="T28">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29">the OSGi framework.</text:span></text:p>
      <text:h text:style-name="P38"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ummary_container"/><text:bookmark text:name="short_desc_nonedit_display"/>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38" text:outline-level="1">Requirements</text:h>
      <text:h text:style-name="P41" text:outline-level="2" text:is-list-header="true"/>
      <text:h text:style-name="Heading_20_2" text:outline-level="2">Configuration Admin</text:h>
      <text:list xml:id="list9133197825406323962" text:style-name="L1">
        <text:list-item>
          <text:p text:style-name="P45">C0010 – It must be possible to specify the service.pid value when creating a factory configuration. This implies the need for a get_or_create factory configuration method in ConfigurationAdmin. (RFC 218)</text:p>
        </text:list-item>
        <text:list-item>
          <text:p text:style-name="P45">C0020 – <text:span text:style-name="T1">It must be possible to prevent the updating of a configuration by the runtime even the developer forced it. (RFC 218)</text:span></text:p>
        </text:list-item>
        <text:list-item>
          <text:p text:style-name="P46">C0030 – It must be possible to avoid any action if a configuration is updated with the exact samef properties and values as it already has <text:s/>(RFC 218)</text:p>
        </text:list-item>
        <text:list-item>
          <text:p text:style-name="P46">C0040 - <text:s/>Support ConfigurationPlugin-like behavior for non-MS/MSF users</text:p>
        </text:list-item>
      </text:list>
      <text:h text:style-name="P38"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24">Configuration Admin</text:span>. This makes it hard for any (provisioning) tool to manage such a configuration as it needs to store this generated PID in order to later on update or delete the factory configuration.</text:p>
      <text:p text:style-name="P4"><text:span text:style-name="T24">Configuration Admin</text:span> specifies that a “<text:span text:style-name="T2">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2">introduced as a special character the character '#' is introduced as another special character for the PID handling of factory configurations.</text:span></text:p>
      <text:p text:style-name="Body">By introducing two new methods on the <text:span text:style-name="T24">Configuration Admin</text:span> service, a client of the service can specify <text:s/>the PID of the factory configuration by providing the factory PID and a name:</text:p>
      <text:p text:style-name="Body"><text:span text:style-name="Source_20_Text"><text:span text:style-name="T25">public</text:span></text:span><text:span text:style-name="Source_20_Text"><text:span text:style-name="T13"> Configuration getFactoryConfiguration(String factoryPid, String </text:span></text:span><text:span text:style-name="Source_20_Text"><text:span text:style-name="T3">name</text:span></text:span><text:span text:style-name="Source_20_Text"><text:span text:style-name="T13">, String </text:span></text:span><text:span text:style-name="Source_20_Text"><text:span text:style-name="T3">location</text:span></text:span><text:span text:style-name="Source_20_Text"><text:span text:style-name="T13">) </text:span></text:span><text:span text:style-name="Source_20_Text"><text:span text:style-name="T25">throws</text:span></text:span><text:span text:style-name="Source_20_Text"><text:span text:style-name="T13"> IOException;</text:span></text:span></text:p>
      <text:p text:style-name="Body"><text:span text:style-name="Source_20_Text"><text:span text:style-name="T25">public</text:span></text:span><text:span text:style-name="Source_20_Text"><text:span text:style-name="T13"> Configuration getFactoryConfiguration(String factoryPid, String </text:span></text:span><text:span text:style-name="Source_20_Text"><text:span text:style-name="T3">name</text:span></text:span><text:span text:style-name="Source_20_Text"><text:span text:style-name="T13">) </text:span></text:span><text:span text:style-name="Source_20_Text"><text:span text:style-name="T25">throws</text:span></text:span><text:span text:style-name="Source_20_Text"><text:span text:style-name="T13"> IOException;</text:span></text:span></text:p>
      <text:p text:style-name="Body"><text:span text:style-name="Source_20_Text"><text:span text:style-name="T5">These methods require a factoryPID and a name argument. The method still generates a PID however the generated PID has the form: </text:span></text:span><text:span text:style-name="Source_20_Text"><text:span text:style-name="T9">factoryPid#name</text:span></text:span><text:span text:style-name="Source_20_Text"><text:span text:style-name="T5">. This ensures that the </text:span></text:span><text:span text:style-name="Source_20_Text"><text:span text:style-name="T7">Configuration Admin</text:span></text:span><text:span text:style-name="Source_20_Text"><text:span text:style-name="T5">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9">getConfiguration</text:span></text:span><text:span text:style-name="Source_20_Text"><text:span text:style-name="T5">.</text:span></text:span></text:p>
      <text:p text:style-name="Body"><text:span text:style-name="Source_20_Text"><text:span text:style-name="T5">The name can be used to find a factory configuration using </text:span></text:span><text:span text:style-name="Source_20_Text"><text:span text:style-name="T11">listConfigurations</text:span></text:span><text:span text:style-name="Source_20_Text"><text:span text:style-name="T8">:</text:span></text:span></text:p>
      <text:p text:style-name="P8"><text:span text:style-name="Source_20_Text"><text:span text:style-name="T11"><text:s text:c="4"/>ConfigurationAdmin ca = …;<text:line-break/> <text:s text:c="3"/>ca.listConfigurations("(service.pid=</text:span></text:span><text:span text:style-name="Source_20_Text"><text:span text:style-name="T10">my.factory.pid#myname</text:span></text:span><text:span text:style-name="Source_20_Text"><text:span text:style-name="T11">)");</text:span></text:span></text:p>
      <text:h text:style-name="Heading_20_2" text:outline-level="2">Locking Configuration Records</text:h>
      <text:p text:style-name="Body">The <text:span text:style-name="Source_20_Text"><text:span text:style-name="T13">Configuration</text:span></text:span> interface is enhanced with the following methods:</text:p>
      <text:p text:style-name="P3"><text:span text:style-name="T1"><text:s text:c="4"/>/**<text:line-break/> <text:s text:c="4"/>* Locks or unlocks </text:span><text:span text:style-name="T12">the</text:span><text:span text:style-name="T1"> configuration.<text:line-break/> <text:s text:c="4"/>* @param flag If </text:span><text:a xlink:type="simple" xlink:href="mailto:%7B@code" text:style-name="Internet_20_link" text:visited-style-name="Visited_20_Internet_20_Link"><text:span text:style-name="T1">{@code</text:span></text:a><text:span text:style-name="T1"> true} the configuration is locked, <text:line-break/> <text:s text:c="4"/>* <text:s text:c="12"/>if </text:span><text:a xlink:type="simple" xlink:href="mailto:%7B@code" text:style-name="Internet_20_link" text:visited-style-name="Visited_20_Internet_20_Link"><text:span text:style-name="T1">{@code</text:span></text:a><text:span text:style-name="T1"> false} the configuration is unlocked. <text:line-break/> <text:s text:c="4"/>* @throws IOException If the new lock state cannot be persisted. <text:line-break/> <text:s text:c="4"/>* </text:span><text:span text:style-name="T31">@throws IllegalStateException If this configuration has been deleted.<text:line-break/> <text:s text:c="4"/></text:span><text:span text:style-name="T1">*/<text:line-break/> <text:s text:c="3"/>public void setLocked(boolean flag) throws IOException;<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31">@throws IllegalStateException If this configuration has been deleted.</text:span> <text:line-break/> <text:s text:c="4"/>*/<text:line-break/> <text:s text:c="3"/>public boolean isLocked();</text:p>
      <text:p text:style-name="P8"><text:span text:style-name="T26">If the configuration is locked using </text:span><text:span text:style-name="T19">setLocked(true)</text:span><text:span text:style-name="T26"> this state is persisted and the configuration remains locked until it is explicitly unlocked calling </text:span><text:span text:style-name="T19">setLocked(false)</text:span><text:span text:style-name="T26">. If the configuration is locked and </text:span><text:span text:style-name="T30">Configuration.update(), Configuration.update(Dictionary)</text:span><text:span text:style-name="T26"> or </text:span><text:span text:style-name="T19">Configuration.delete()</text:span><text:span text:style-name="T26"> is called, a </text:span><text:span text:style-name="T19">LockedConfigurationException</text:span><text:span text:style-name="T26"> (subclass of IOException) is thrown.</text:span></text:p>
      <text:h text:style-name="Heading_20_3" text:outline-level="3"><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27">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26"><text:span text:style-name="T14"><text:tab/></text:span><text:span text:style-name="T32">/**</text:span></text:p>
      <text:p text:style-name="P25"><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5"><text:tab/> * the following properties:</text:p>
      <text:p text:style-name="P25"><text:tab/> * &lt;ul&gt;</text:p>
      <text:p text:style-name="P25"><text:tab/> * &lt;li&gt;"service.pid" : is set to be the PID of this configuration.&lt;/li&gt;</text:p>
      <text:p text:style-name="P25"><text:tab/> * &lt;li&gt;"service.factoryPid" : if this is a factory configuration it is set</text:p>
      <text:p text:style-name="P25"><text:tab/> * to the factory PID else it is not set.&lt;/li&gt;</text:p>
      <text:p text:style-name="P25"><text:tab/> * &lt;/ul&gt;</text:p>
      <text:p text:style-name="P25"><text:tab/> * These system properties are all of type {@code String}.</text:p>
      <text:p text:style-name="P25"><text:tab/> * </text:p>
      <text:p text:style-name="P25"><text:tab/> * &lt;p&gt;</text:p>
      <text:p text:style-name="P25"><text:tab/> * If the corresponding Managed Service/Managed Service Factory is</text:p>
      <text:p text:style-name="P25"><text:tab/> * registered, its updated method must be called asynchronously. Else, this</text:p>
      <text:p text:style-name="P25"><text:tab/> * callback is delayed until aforementioned registration occurs.</text:p>
      <text:p text:style-name="P25"><text:tab/> * </text:p>
      <text:p text:style-name="P25"><text:tab/> * &lt;p&gt;</text:p>
      <text:p text:style-name="P25"><text:tab/> * Also notifies all Configuration Listeners with a</text:p>
      <text:p text:style-name="P25"><text:tab/> * {@link ConfigurationEvent#CM_UPDATED} event.</text:p>
      <text:p text:style-name="P25"><text:tab/> * </text:p>
      <text:p text:style-name="P25"><text:tab/> * @param properties the new set of properties for this configuration<text:line-break/><text:tab/> * @throws LockedConfigurationException If the configuration is locked</text:p>
      <text:p text:style-name="P25"><text:tab/> * @throws IOException if update cannot be made persistent</text:p>
      <text:p text:style-name="P25"><text:tab/> * @throws IllegalArgumentException if the {@code Dictionary} object</text:p>
      <text:p text:style-name="P25"><text:tab/> * <text:s text:c="8"/>contains invalid configuration types or contains case variants of</text:p>
      <text:p text:style-name="P25"><text:tab/> * <text:s text:c="8"/>the same key name.</text:p>
      <text:p text:style-name="P25"><text:tab/> * @throws IllegalStateException If this configuration has been deleted.</text:p>
      <text:p text:style-name="P25"><text:tab/> */</text:p>
      <text:p text:style-name="P26"><text:span text:style-name="T14"><text:tab/></text:span><text:span text:style-name="T33">public</text:span><text:span text:style-name="T14"> </text:span><text:span text:style-name="T33">void</text:span><text:span text:style-name="T14"> setProperties(Dictionary&lt;String, ?&gt; properties) </text:span><text:span text:style-name="T33">throws</text:span><text:span text:style-name="T14"> IOException;</text:span></text:p>
      <text:p text:style-name="P27"/>
      <text:h text:style-name="Heading_20_2" text:outline-level="2"><text:soft-page-break/>Capabilities</text:h>
      <text:p text:style-name="P4">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5">Provide-Capability: osgi.implementation;<text:line-break/> <text:s text:c="30"/>osgi.implementation="osgi.cm";<text:line-break/> <text:s text:c="30"/>uses:="<text:span text:style-name="T14">org.osgi.service.cm</text:span>";<text:line-break/> <text:s text:c="30"/>version:Version="1.6"</text:p>
      <text:p text:style-name="P7">This capability must follow the rules defined for the osgi.implementation Namespace.</text:p>
      <text:p text:style-name="P22">The bundle providing the Configuration Admin<text:span text:style-name="T34"> </text:span>service must provide a capability in the osgi.service namespace representing this service. This capability must also declare a uses constraint for the org.osgi.service.cm package:</text:p>
      <text:p text:style-name="P22"/>
      <text:p text:style-name="P23">Provide-Capability: osgi.service;</text:p>
      <text:p text:style-name="P23"><text:s text:c="31"/>objectClass:List&lt;String&gt;="org.osgi.service.cm.ConfigurationAdmin";</text:p>
      <text:p text:style-name="P23"><text:s text:c="31"/>uses:="<text:span text:style-name="T14">org.osgi.service.cm</text:span>"</text:p>
      <text:p text:style-name="P23"/>
      <text:p text:style-name="P28">This capability must follow the rules defined for the osgi.service Namespace.</text:p>
      <text:p text:style-name="P28"/>
      <text:h text:style-name="P42" text:outline-level="2">Configuration Transformers</text:h>
      <text:p text:style-name="P4"><text:span text:style-name="T1">The Configuration Admin service allows third-party applications to participate in the configuration</text:span>process. Bundles that register a service object under a ConfigurationTransformer interface can transform the configuration dictionary just before it reaches the configuration target service.</text:p>
      <text:h text:style-name="Heading_20_3" text:outline-level="3">Configuration Transformation</text:h>
      <text:p text:style-name="P4">Clients of Configuration Admin which consume configurations like the Declarative Service Implementation or the Blueprint Container implementation get the configuration either through registering a managed service or by getting the configuration from the Configuration Admin service.</text:p>
      <text:p text:style-name="P1">Two alternatives: alternative A requires clients like DS to call a special method, alternative B requires clients to use a different interface to get “transparent” filtering:</text:p>
      <text:p text:style-name="P1">ALTERNATIVE A:</text:p>
      <text:p text:style-name="P4">In order to get the configuration transformed by the registered configuration transformer services, these clients call a new method on the Configuration Admin Service named “transform” passing in the bundle which will consume the configuration and a dictionary with the properties. Configuration admin calls the transformers as outlined below. For example for Declarative Services the consuming bundle is the bundle declaring the component which receives the configuration.<text:change-start text:change-id="ct140545501168624"/> <text:span text:style-name="T36">Calling the method requires </text:span><text:change-end text:change-id="ct140545501168624"/><text:change-start text:change-id="ct140545501296960"/><text:span text:style-name="T36">a new permission (TBD).</text:span><text:change-end text:change-id="ct140545501296960"/></text:p>
      <text:p text:style-name="P1">ALTERNATIVE B:</text:p>
      <text:p text:style-name="P1">A new interface FOOConfigurationAdmin (couldn’t come up with a good name) is added which is an empty extension of the ConfigurationAdmin interface. ConfigurationAdmin registers a service <text:change-start text:change-id="ct140545506420480"/><text:span text:style-name="T36">as a service factory </text:span><text:change-end text:change-id="ct140545506420480"/>with this interface. This service acts in the same way as ConfigurationAdmin with the difference that every configuration that is handled out i<text:change-start text:change-id="ct140545515131280"/><text:span text:style-name="T36">s</text:span><text:change-end text:change-id="ct140545515131280"/><text:change text:change-id="ct140545515119968"/> first transformed by calling all configuration transformers.</text:p>
      <text:p text:style-name="P1"><text:soft-page-break/>Clients of configuration manager like Declarative Services which get configurations from Configuration Admin on behalf of a target service and pass it to the target service, get the extended Configuration Admin service <text:change-start text:change-id="ct140545515138944"/><text:span text:style-name="T36">using the bundle context of bundl</text:span><text:change-end text:change-id="ct140545515138944"/><text:change-start text:change-id="ct140545504427968"/><text:span text:style-name="T36">e defining the service </text:span><text:change-end text:change-id="ct140545504427968"/>instead of the Configuration Admin service.<text:change-start text:change-id="ct140545515454544"/> <text:span text:style-name="T36">Normal service permission for getting the special service is sufficient.</text:span><text:change-end text:change-id="ct140545515454544"/></text:p>
      <text:h text:style-name="Heading_20_3" text:outline-level="3">Configuration Transformer Service</text:h>
      <text:p text:style-name="P4">The ConfigurationTransformer interface has two methods which inspects or modifies configuration data. The first one is used for transforming configuration properties before they hit the target service:</text:p>
      <text:p text:style-name="P13">transform(Bundle, Dictionary).</text:p>
      <text:p text:style-name="P4">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p>
      <text:p text:style-name="P4">The changes made by the transformer should normally not be validated, are dynamic and must not be stored. However, the Configuration Admin must ignore changes to the automatic properties as described in Automatic Properties.</text:p>
      <text:p text:style-name="P4"><text:span text:style-name="T18">TODO</text:span><text:span text:style-name="T17">: bundleLocation is not passed on to ConfigurationPlugin – should we do the same here as well?</text:span></text:p>
      <text:p text:style-name="P14">The second method is</text:p>
      <text:p text:style-name="P14">prepare(Dictionary)</text:p>
      <text:p text:style-name="P14">This method is called whenever configuration properties are updated right before they are persisted. This allows third-party plugins to filter out/mask properties. These values can be restored when the configuration is delivered to the target service using the transform() method.</text:p>
      <text:p text:style-name="P14">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p>
      <text:h text:style-name="P43" text:outline-level="3">Filtering</text:h>
      <text:p text:style-name="P4"><text:span text:style-name="T4">The transformer can register itself with the service property “cm.target” </text:span>containing either a String with a PID or a String[] of PIDs. A Configuration Admin service must call a Configuration Transformer service only when this property is not set, or <text:span text:style-name="T35">the target service's PID is listed in this property.</text:span></text:p>
      <text:h text:style-name="P44" text:outline-level="3">Permissions</text:h>
      <text:p text:style-name="P4"><text:span text:style-name="T15">Bundles registering ConfigurationTransformer objects must have </text:span>ServicePermission[ConfigurationPlugin, REGISTER]. The Configuration Admin service must trust <text:span text:style-name="T35">all services registered with the </text:span><text:span text:style-name="T16">ConfigurationTransformer</text:span><text:span text:style-name="T35"> interface. </text:span></text:p>
      <text:p text:style-name="P12"/>
      <text:p text:style-name="Body"><text:span text:style-name="Source_20_Text"><text:span text:style-name="T6"/></text:span></text:p>
      <text:h text:style-name="P38" text:outline-level="1"><text:soft-page-break/>Data Transfer Objects</text:h>
      <text:p text:style-name="P15">RFC 185 defines Data Transfer Objects as a generic means for management solutions to interact with runtime entities in an OSGi Framework. DTOs provides a common, easily serializable representation of the technology.</text:p>
      <text:p text:style-name="P15">For all new functionality added to the OSGi Framework the question should be asked: would this feature benefit from a DTO? The expectation is that in most cases it would.</text:p>
      <text:p text:style-name="P15">The DTOs for the design in this RFC should be described here and if there are no DTOs being defined an explanation should be given explaining why this is not applicable in this case.</text:p>
      <text:p text:style-name="P15">This section is optional and could also be provided in a separate RFC.</text:p>
      <text:h text:style-name="P38" text:outline-level="1">Javadoc</text:h>
      <text:p text:style-name="P16"><text:span text:style-name="T21">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2">https://www.osgi.org/members/RFC/Javadoc</text:span></text:a><text:span text:style-name="T21"> </text:span></text:p>
      <text:h text:style-name="P38" text:outline-level="1"><text:soft-page-break/>Considered Alternatives</text:h>
      <text:h text:style-name="Heading_20_2" text:outline-level="2"><text:span text:style-name="Source_20_Text"><text:span text:style-name="T6"/></text:span></text:h>
      <text:h text:style-name="P38" text:outline-level="1">Security Considerations</text:h>
      <text:p text:style-name="P9">Description of all known vulnerabilities this may either introduce or address as well as scenarios of how the weaknesses could be circumvented.</text:p>
      <text:h text:style-name="P38" text:outline-level="1">Document Support</text:h>
      <text:h text:style-name="P40" text:outline-level="2">References</text:h>
      <text:list xml:id="list7482893055969393571" text:style-name="WW8Num3">
        <text:list-item>
          <text:p text:style-name="P52"><text:bookmark-start text:name="_Ref493020620"/>Bradner, S., Key words for use in RFCs to Indicate Requirement Levels, RFC2119, March 1997.<text:bookmark-end text:name="_Ref493020620"/></text:p>
        </text:list-item>
        <text:list-item>
          <text:p text:style-name="P52">Software Requirements &amp; Specifications. Michael Jackson. ISBN 0-201-87712-0</text:p>
          <text:p text:style-name="P53"/>
        </text:list-item>
      </text:list>
      <text:p text:style-name="P24"/>
      <text:h text:style-name="P40"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30">Name</text:p>
          </table:table-cell>
          <table:table-cell table:style-name="Table2.B1" office:value-type="string">
            <text:p text:style-name="P30">Carsten Ziegeler</text:p>
          </table:table-cell>
        </table:table-row>
        <table:table-row table:style-name="Table2.1">
          <table:table-cell table:style-name="Table2.A1" office:value-type="string">
            <text:p text:style-name="P30">Company</text:p>
          </table:table-cell>
          <table:table-cell table:style-name="Table2.B1" office:value-type="string">
            <text:p text:style-name="P30">Adobe Systems Incorporated</text:p>
          </table:table-cell>
        </table:table-row>
        <table:table-row table:style-name="Table2.1">
          <table:table-cell table:style-name="Table2.A1" office:value-type="string">
            <text:p text:style-name="P30">Address</text:p>
          </table:table-cell>
          <table:table-cell table:style-name="Table2.B1" office:value-type="string">
            <text:p text:style-name="P31">Barfüsserplatz 6, 4055 Basel, Switzerland</text:p>
          </table:table-cell>
        </table:table-row>
        <table:table-row table:style-name="Table2.1">
          <table:table-cell table:style-name="Table2.A1" office:value-type="string">
            <text:p text:style-name="P30">Voice</text:p>
          </table:table-cell>
          <table:table-cell table:style-name="Table2.B1" office:value-type="string">
            <text:p text:style-name="P30">+41 61 226 55 0</text:p>
          </table:table-cell>
        </table:table-row>
        <table:table-row table:style-name="Table2.1">
          <table:table-cell table:style-name="Table2.A1" office:value-type="string">
            <text:p text:style-name="P19">e-mail</text:p>
          </table:table-cell>
          <table:table-cell table:style-name="Table2.B1" office:value-type="string">
            <text:p text:style-name="P19">cziegele@adobe.com</text:p>
          </table:table-cell>
        </table:table-row>
      </table:table>
      <text:p text:style-name="P10"><text:soft-page-break/></text:p>
      <text:h text:style-name="P40" text:outline-level="2">Acronyms and Abbreviations</text:h>
      <text:p text:style-name="P10"/>
      <text:h text:style-name="P40"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4</text:page-number> of <text:page-count style:num-format="1">13</text:page-count></text:p>
        <text:p text:style-name="Header"/>
        <text:p text:style-name="Header"><text:tab/>Draft<text:tab/> <text:modification-date style:data-style-name="N76">May 25,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25</meta:editing-cycles>
    <meta:editing-duration>P1DT14H35M20S</meta:editing-duration>
    <meta:initial-creator>Carsten Ziegeler</meta:initial-creator>
    <dc:date>2016-05-25T15:26:02.093474000</dc:date>
    <dc:creator>Carsten Ziegeler</dc:creator>
    <meta:document-statistic meta:table-count="2" meta:image-count="2" meta:object-count="0" meta:page-count="13" meta:paragraph-count="195" meta:word-count="3391" meta:character-count="23327" meta:non-whitespace-character-count="19797"/>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